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8f0" officeooo:paragraph-rsid="000af8f0"/>
    </style:style>
    <style:style style:name="P2" style:family="paragraph" style:parent-style-name="Standard">
      <style:text-properties fo:font-weight="bold" officeooo:rsid="000af8f0" officeooo:paragraph-rsid="000af8f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EC2 Exercise</text:p>
      <text:p text:style-name="P1">Create centos 6 ec2 instance</text:p>
      <text:p text:style-name="P1">Assign EIP</text:p>
      <text:p text:style-name="P1">Login create user &amp; assign sudoers priv, enable password authentication</text:p>
      <text:p text:style-name="P1">Create EBS volume, attach volume</text:p>
      <text:p text:style-name="P1">Partition and format, mount it on /data</text:p>
      <text:p text:style-name="P1">Setup httpd, create basic index.html file, start httpd &amp; enable at boot.</text:p>
      <text:p text:style-name="P1">Verify website</text:p>
      <text:p text:style-name="P1">shutdown instance &amp; create AMI</text:p>
      <text:p text:style-name="P1">Spin new ec2 instance with our custom AMI</text:p>
      <text:p text:style-name="P1">Create Load Balancer &amp; add instances</text:p>
      <text:p text:style-name="P1">Verify connections.</text:p>
      <text:p text:style-name="P1"><text:s text:c="1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13:27.225868228</meta:creation-date>
    <dc:date>2017-02-23T12:59:41.039901045</dc:date>
    <meta:editing-duration>PT1H50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66" meta:character-count="555" meta:non-whitespace-character-count="350"/>
  </office:meta>
</office:document-meta>
</file>